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4</text:p>
      <text:p text:style-name="P1"/>
      <text:p text:style-name="P2">Etap I</text:p>
      <text:p text:style-name="P2"/>
      <text:p text:style-name="P4">jak nazywa się część zdania odpowiadająca na pytanie co robi podmiot <text:s text:c="4"/><text:span text:style-name="T1">orzeczenie</text:span></text:p>
      <text:p text:style-name="P4">jednoimienne ładunki się przyciągają czy odpychają <text:s text:c="33"/><text:span text:style-name="T1"><text:s/>odpychają </text:span></text:p>
      <text:p text:style-name="P4">z którego państwa pochodzi piłkarz Cristiano Ronaldo <text:s text:c="30"/><text:span text:style-name="T1"><text:s/>Portugalia</text:span></text:p>
      <text:p text:style-name="P4">1/4 jaki to procent całości <text:s text:c="75"/><text:span text:style-name="T1"><text:s text:c="2"/>25%</text:span></text:p>
      <text:p text:style-name="P4">który organ człowieka bada się elektroencefalografem <text:s text:c="30"/><text:span text:style-name="T1"><text:s/>mózg</text:span></text:p>
      <text:p text:style-name="P4">jak z włoskiego nazywa się fotograf robiący zdjęcia znanych osób wbrew ich woli <text:span text:style-name="T1">papparazzi</text:span></text:p>
      <text:p text:style-name="P4">czy Baskowie mają swój odrębny język <text:s text:c="51"/><text:span text:style-name="T1"><text:s text:c="3"/>TAK</text:span></text:p>
      <text:p text:style-name="P4">który szczyt górski w Polsce jest najwyższy <text:s text:c="45"/><text:span text:style-name="T1"><text:s text:c="2"/>Rysy</text:span></text:p>
      <text:p text:style-name="P4">jak nazywa się dosłowne przytoczenie fragmentu jakiegoś tekstu albo czyich słów <text:s text:c="2"/><text:span text:style-name="T1">cytat</text:span></text:p>
      <text:p text:style-name="P4">na której greckiej wyspie odkrywa się akcja powieści Grek Zorba <text:s text:c="11"/><text:span text:style-name="T1"><text:s/>Kreta</text:span></text:p>
      <text:p text:style-name="P4">ile luf ma broń myśliwska zwana dubeltówką <text:s text:c="44"/><text:span text:style-name="T1">dwie</text:span></text:p>
      <text:p text:style-name="P4">jak nazywa się materiał budowlany powstały z połączenia kruszywa, cementu i wody <text:span text:style-name="T1">beton</text:span></text:p>
      <text:p text:style-name="P4">jak nazywają się jajeczka składane przez żaby <text:s text:c="44"/><text:span text:style-name="T1">skrzek</text:span></text:p>
      <text:p text:style-name="P4">które dwa państwa leżą na półwyspie Jutlandzkim <text:s text:c="37"/><text:span text:style-name="T1"><text:s/>Niemcy, Dania</text:span></text:p>
      <text:p text:style-name="P4">jakiego koloru są kwiaty żonkili <text:s text:c="66"/><text:span text:style-name="T1"><text:s/>żółte</text:span></text:p>
      <text:p text:style-name="P4">co oznacza prostokątny znak z białą literą P na niebieskim tle <text:s text:c="17"/><text:span text:style-name="T1"><text:s text:c="3"/>parking</text:span></text:p>
      <text:p text:style-name="P4"><text:span text:style-name="T1"/></text:p>
      <text:p text:style-name="P3"><text:span text:style-name="T1">Etap II</text:span></text:p>
      <text:p text:style-name="P3"><text:span text:style-name="T1"/></text:p>
      <text:p text:style-name="P4">kąt który ma 95 jest ostry czy rozwarty <text:s text:c="55"/><text:span text:style-name="T1"><text:s/>rozwarty</text:span></text:p>
      <text:p text:style-name="P4">o którym zwierzęciu mówi się trusia <text:s text:c="59"/><text:span text:style-name="T1"><text:s/>królik</text:span></text:p>
      <text:p text:style-name="P4">które dwa państwa w sierpniu 1940 r podpisały Kartę Atlantycką <text:s text:c="13"/><text:span text:style-name="T1"><text:s/>USA i GB</text:span></text:p>
      <text:p text:style-name="P4">który przywódca religijny pojawia się w Kordianie Słowackiego <text:s text:c="15"/><text:span text:style-name="T1">papież</text:span></text:p>
      <text:p text:style-name="P4">jak nazywa się wyraz albo zdanie brzmiące tak samo czytane od lewej i od prawej strony <text:span text:style-name="T1">palindrom</text:span></text:p>
      <text:p text:style-name="P4">wirtuozem gry na którym instrumencie jest Sławomir Wierzcholski <text:s text:c="9"/><text:span text:style-name="T1"><text:s/>organki ustne</text:span></text:p>
      <text:p text:style-name="P4">podaj wzór sumaryczny kwasu węglowego <text:s text:c="48"/><text:span text:style-name="T1"><text:s/>H2CO3</text:span></text:p>
      <text:p text:style-name="P4">ktore części szparagów są jadalne korzenie, pędy czy owoce <text:s text:c="20"/><text:span text:style-name="T1"><text:s/>pędy</text:span></text:p>
      <text:p text:style-name="P4">kto był matką Anny Jagiellonki, żony Stefana Batorego <text:s text:c="27"/><text:span text:style-name="T1"><text:s text:c="2"/>Bona</text:span></text:p>
      <text:p text:style-name="P4">Ziemia przyciaga nasze ciało siłą równą naszemu ciężarowi, a czy my przyciągamy Ziemię</text:p>
      <text:p text:style-name="P4">w którym mieście działali filareci <text:s text:c="64"/><text:span text:style-name="T1"><text:s/>Wilno</text:span></text:p>
      <text:p text:style-name="P4">Montenegro to angielska nazwa którego europejskiego państwa <text:s text:c="16"/><text:span text:style-name="T1"><text:s/>Czarnogóra</text:span></text:p>
      <text:p text:style-name="P4">jak zapiszemy cyframi rzymskimi rok dwutysięczny <text:s text:c="36"/><text:span text:style-name="T1">MM</text:span></text:p>
      <text:p text:style-name="P4">ile razy Polacy byli nagradzani nagrodą Nobla w dziedzinie literatury <text:s text:c="7"/><text:span text:style-name="T1">czterokrotnie</text:span></text:p>
      <text:p text:style-name="P4">czy organy Hamąta to instrument muzyczny czy część ucha środkowego <text:s text:c="2"/><text:span text:style-name="T1">instrument</text:span></text:p>
      <text:p text:style-name="P4">jak brzmi ogólna nazwa związków chemicznych takich jak: fluorki, bromki, chlorki</text:p>
      <text:p text:style-name="P5">halogenki</text:p>
      <text:p text:style-name="P4">skiff to nazwa łodzi wiosłowej, ilu osobowej <text:s text:c="46"/><text:span text:style-name="T1"><text:s/>jednoosobowa</text:span></text:p>
      <text:p text:style-name="P4">czy Proces Kaffki ukazał się za życia autora <text:s text:c="47"/><text:span text:style-name="T1"><text:s/>NIE </text:span></text:p>
      <text:p text:style-name="P4">którą część ciała żołnierza chronił kapalin <text:s text:c="51"/><text:span text:style-name="T1">głowę</text:span></text:p>
      <text:p text:style-name="P4">jak brzmi filmowe nazwisko Rocky'ego <text:s text:c="53"/><text:span text:style-name="T1"><text:s text:c="2"/>Balboa</text:span></text:p>
      <text:p text:style-name="P4">który utwór Ludwika van Beethovena jest hymnem UE <text:s text:c="28"/><text:span text:style-name="T1"><text:s text:c="2"/>Oda do radości</text:span></text:p>
      <text:p text:style-name="P4"><text:soft-page-break/>jaki smak aspartam, dodawany do żywności <text:s text:c="44"/><text:span text:style-name="T1"><text:s text:c="2"/>słodki</text:span></text:p>
      <text:p text:style-name="P4">jak nazywa się nawa poprzeczna, przecinająca główną nawę w kościele zbudowanym na planie krzyża <text:s text:c="94"/><text:span text:style-name="T1"><text:s/>transept</text:span></text:p>
      <text:p text:style-name="P4">rozszyfruj skrót WKKW używany na jeździeckich zawodach <text:s text:c="19"/></text:p>
      <text:p text:style-name="P4">ile wynosi sinus kąta 270 stopni <text:s text:c="67"/><text:span text:style-name="T1">minus jeden </text:span></text:p>
      <text:p text:style-name="P4">czy Jagiełło był pierwszym polskim królem o tym imieniu <text:s text:c="23"/><text:span text:style-name="T1"><text:s text:c="2"/>NIE</text:span> </text:p>
      <text:p text:style-name="P4">podaj nazwę stolicy Malty <text:s text:c="75"/><text:span text:style-name="T1"><text:s/>La Valetta</text:span></text:p>
      <text:p text:style-name="P4">który XIII wieczny święty pochodził z Akwinu <text:s text:c="41"/><text:span text:style-name="T1"><text:s text:c="2"/>Tomasz</text:span></text:p>
      <text:p text:style-name="P4">układ krwionośny u ssakow jest układem otwartym czy zamkniętym <text:s text:c="8"/><text:span text:style-name="T1"><text:s/>zamkniętym</text:span></text:p>
      <text:p text:style-name="P4">jak nazywał się szpak w którego został zaklęty książe, towarzysz Pana Kleksa <text:span text:style-name="T1"><text:s/>Mateusz</text:span></text:p>
      <text:p text:style-name="P4">kto był pierwszym prezydentem Izraela <text:s text:c="54"/><text:span text:style-name="T1">Chaim Weizman</text:span></text:p>
      <text:p text:style-name="P4">jak inaczej nazywa się iloczyn logiczny, <text:s text:c="55"/><text:span text:style-name="T1">koniunkcja</text:span></text:p>
      <text:p text:style-name="P4">które płonące zwierzę namalował Salvador Dali <text:s text:c="41"/><text:span text:style-name="T1"><text:s/>żyrafa</text:span></text:p>
      <text:p text:style-name="P4">de mortuis aut bene, aut nihil, co oznacza ten łaciński zwrot <text:s text:c="10"/></text:p>
      <text:p text:style-name="P4"><text:s/>o umarłych dobrze, albo wcale <text:s text:c="11"/></text:p>
      <text:p text:style-name="P4">w którym roku powstała PAN <text:s text:c="70"/><text:span text:style-name="T1"><text:s/>1951 r</text:span></text:p>
      <text:p text:style-name="P4">pod jakim imieniem i nazwiskiem zmarł Edward Rydz- Śmigły <text:s text:c="16"/><text:span text:style-name="T1"><text:s text:c="2"/>Adam Zawisza</text:span></text:p>
      <text:p text:style-name="P4">kto oprowadzał Dantego w Boskiej komedii po piekle i Czyścu <text:s text:c="17"/><text:span text:style-name="T1"><text:s/>Wergiliusz</text:span></text:p>
      <text:p text:style-name="P4">południowe wybrzeża którego europejskiego kraju oblewa morze alborańskie <text:s/><text:span text:style-name="T1"><text:s/>Hiszpania</text:span></text:p>
      <text:p text:style-name="P4">jak nazywa się gorący, słodki sos do deserów, z żółtek, gorącego bialego wina <text:s text:c="2"/><text:span text:style-name="T1"><text:s/>szodon</text:span></text:p>
      <text:p text:style-name="P4">kto jest reżyserem komedii Sami swoi, Nie ma mocnych <text:s text:c="30"/><text:span text:style-name="T1"><text:s/>Chęciński</text:span></text:p>
      <text:p text:style-name="P4">Brzeski traktat pokojowy z 3 marca 1918 podpisany został przez Rosję carską czy rząd <text:span text:style-name="T1">bolszewicki</text:span></text:p>
      <text:p text:style-name="P4">w którym mieście znajduje się Pałać Herbsta <text:s text:c="49"/><text:span text:style-name="T1"><text:s/>Łódź</text:span></text:p>
      <text:p text:style-name="P4">w ktorym roku poleciał w kosmos Mirosław Hermaszewski <text:s text:c="26"/><text:span text:style-name="T1">1978 r</text:span></text:p>
      <text:p text:style-name="P4">jak z niemieckiego nazywają się rycina odbita z płyty metalowej oraz ostry koniec białej broni <text:s text:c="111"/><text:span text:style-name="T1"><text:s text:c="3"/>sztych</text:span></text:p>
      <text:p text:style-name="P4">ilu rycerzy zasiadało wokół okrągłego stołu króla Artura <text:s text:c="31"/><text:span text:style-name="T1"><text:s/>150 </text:span></text:p>
      <text:p text:style-name="P4">czym pachnie Kanada w tytule powieści Arkadego Fiedlera <text:s text:c="27"/><text:span text:style-name="T1"><text:s/>żywicą</text:span> </text:p>
      <text:p text:style-name="P4">który papież rozpoczął budowę bazyliki św. Piotra w Rzymie <text:s text:c="24"/><text:span text:style-name="T1"><text:s/>Juliusz II</text:span></text:p>
      <text:p text:style-name="P4">flotą którego państwa w bitwie pod Oliwą dowodził Dickman <text:s text:c="23"/><text:span text:style-name="T1"><text:s/>polska flota</text:span></text:p>
      <text:p text:style-name="P4">w którym mieście od 2006 r odbywa się festiwal Niemen non stop <text:s text:c="15"/><text:span text:style-name="T1"><text:s text:c="2"/>Słupsk</text:span></text:p>
      <text:p text:style-name="P4"><text:span text:style-name="T1"/></text:p>
      <text:p text:style-name="P3"><text:span text:style-name="T1">Etap III</text:span></text:p>
      <text:p text:style-name="P3"><text:span text:style-name="T1"/></text:p>
      <text:p text:style-name="P4">jaka dżungla pojawia się w tytule filmu Houstona z 1950 r <text:s text:c="20"/><text:span text:style-name="T1"><text:s/>Asfaltowa Dżungla</text:span></text:p>
      <text:p text:style-name="P4">miejscowość Kusinagar związana jest ze smiercią którego przywódcy religijnego <text:s text:c="3"/><text:span text:style-name="T1">Budda</text:span></text:p>
      <text:p text:style-name="P4">który odkrywca w 1778 r odkrył Hawaje <text:s text:c="49"/><text:span text:style-name="T1">James Cook</text:span></text:p>
      <text:p text:style-name="P4">z której komedii Moliera pochodzi cytat: zawistni umrą, lecz zawiść nie przeminie <text:span text:style-name="T1">Świętoszek</text:span></text:p>
      <text:p text:style-name="P4">którą substancję wykorzystał Evangelista Toriccelli do stworzenia barometru <text:span text:style-name="T1"><text:s text:c="2"/>rtęć</text:span></text:p>
      <text:p text:style-name="P4">Malczewski był przedstawicielem impresjonizmu czy <text:span text:style-name="T1">symbolizmu</text:span></text:p>
      <text:p text:style-name="P4">w którym mieście rozgrywa się akcja opery Giacommo Pucciniego Turandot <text:s text:c="4"/><text:span text:style-name="T1">Pekin</text:span></text:p>
      <text:p text:style-name="P4">jak nazywały sie oddziały lekkiej piechoty w Algierii w 1831 r <text:s text:c="13"/><text:span text:style-name="T1"><text:s/>żuawi</text:span></text:p>
      <text:p text:style-name="P4">jakiego pseudonimu używał Stanisław Marusarz <text:s text:c="36"/><text:span text:style-name="T1"><text:s/>dziadek</text:span></text:p>
      <text:p text:style-name="P4">w których górach wznosi się szczyt Broad Peak <text:s text:c="37"/><text:span text:style-name="T1"><text:s/>Karakorum</text:span></text:p>
      <text:p text:style-name="P4">ubuntu to system operacyjny czy przeglądarka <text:s text:c="38"/><text:span text:style-name="T1"><text:s/>system operacyjny</text:span></text:p>
      <text:p text:style-name="P4">co wskazuje bogato dekorowana nisza w meczecie, zwana mihrab <text:s text:c="8"/><text:span text:style-name="T1">kierunek wschód</text:span></text:p>
      <text:p text:style-name="P4"><text:soft-page-break/>w którym wieku po raz pierwszy rozegrano zawody o puchar Stanleya <text:span text:style-name="T1"><text:s/>hokej na lodzie</text:span></text:p>
      <text:p text:style-name="P4">na które miasto Hera nasłała sfinksa <text:s text:c="54"/><text:span text:style-name="T1"><text:s text:c="2"/>Teby</text:span></text:p>
      <text:p text:style-name="P4">kto jest autorem cyklu opowieści dla dzieci o przygodach Mikołajka <text:s text:c="4"/><text:span text:style-name="T1">Rene Goscinny</text:span></text:p>
      <text:p text:style-name="P4">co objasnia i komentue egzegetyka <text:s text:c="56"/><text:span text:style-name="T1"><text:s/>Pismo św.</text:span></text:p>
      <text:p text:style-name="P4">pierwiastek chemiczny Ren to gaz czy metal <text:s text:c="42"/><text:span text:style-name="T1">metal</text:span></text:p>
      <text:p text:style-name="P4">jak w Balladzie Mickiewicza nazywał się diabeł z którym układ zawarł Twardowski</text:p>
      <text:p text:style-name="P5">Mefistofeles</text:p>
      <text:p text:style-name="P4">z którego państwa pochodził Leonard Eulier, matematyk <text:s text:c="22"/><text:span text:style-name="T1">Szwajcaria</text:span></text:p>
      <text:p text:style-name="P4">czy prędkość światła w próżni jest wielkością stałą <text:s text:c="30"/><text:span text:style-name="T1"><text:s/>TAK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9T08:57:03.35</meta:creation-date>
    <meta:document-statistic meta:table-count="0" meta:image-count="0" meta:object-count="0" meta:page-count="3" meta:paragraph-count="92" meta:word-count="837" meta:character-count="8067"/>
    <dc:date>2014-09-09T10:11:46.57</dc:date>
    <meta:editing-duration>PT00H13M21S</meta:editing-duration>
    <meta:editing-cycles>1</meta:editing-cycles>
    <meta:generator>OpenOffice.ux.pl/3.1$Win32 OpenOffice.org_project/310m11$Build-39399</meta:generator>
  </office:meta>
</office:document-meta>
</file>